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text-properties fo:color="#222222" style:font-name="Georgia" style:font-name-asian="Georgia1" style:font-name-complex="Georgia1" fo:background-color="#ffffff"/>
    </style:style>
    <style:style style:name="P3" style:family="paragraph" style:parent-style-name="Standard">
      <style:text-properties fo:color="#222222" style:font-name="Georgia" fo:font-weight="bold" style:font-name-asian="Georgia1" style:font-weight-asian="bold" style:font-name-complex="Georgia1" fo:background-color="#ffffff"/>
    </style:style>
    <style:style style:name="P4" style:family="paragraph" style:parent-style-name="Standard" style:master-page-name="Standard">
      <style:paragraph-properties style:page-number="1"/>
    </style:style>
    <style:style style:name="T1" style:family="text">
      <style:text-properties fo:color="#222222" style:font-name="Georgia" style:font-name-asian="Georgia1" style:font-name-complex="Georgia1" fo:background-color="#ffffff"/>
    </style:style>
    <style:style style:name="T2" style:family="text">
      <style:text-properties fo:color="#222222" style:font-name="Georgia" fo:font-weight="bold" style:font-name-asian="Georgia1" style:font-weight-asian="bold" style:font-name-complex="Georgia1" fo:background-color="#ffffff"/>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Dear Mr. Moran,</text:span></text:p>
      <text:p text:style-name="P1"/>
      <text:p text:style-name="Standard"><text:span text:style-name="T1">Model UN would like to reserve the building for our [SEASON] conference, [TYPE]MUNC.</text:span></text:p>
      <text:p text:style-name="P2"/>
      <text:p text:style-name="Standard"><text:span text:style-name="T2">[DAY OF THE WEEK], [MONTH] [DAY], [YEAR]</text:span></text:p>
      <text:p text:style-name="P3"/>
      <text:p text:style-name="Standard"><text:span text:style-name="T1">Is this date available?</text:span></text:p>
      <text:p text:style-name="P2"/>
      <text:p text:style-name="Standard"><text:span text:style-name="T1">Estimated time: </text:span><text:span text:style-name="T2">7:30am</text:span><text:span text:style-name="T1"> - </text:span><text:span text:style-name="T2">7:00pm</text:span></text:p>
      <text:p text:style-name="P2"/>
      <text:p text:style-name="Standard"><text:span text:style-name="T2">Reservations:</text:span></text:p>
      <text:p text:style-name="Standard"><text:span text:style-name="T1">6th floor</text:span></text:p>
      <text:p text:style-name="Standard"><text:span text:style-name="T1">6th floor library</text:span></text:p>
      <text:p text:style-name="Standard"><text:span text:style-name="T1">Murray Kahn theatre</text:span></text:p>
      <text:p text:style-name="Standard"><text:span text:style-name="T1"><office:annotation office:name="__Annotation__16_335307272"><dc:creator>Andrey Sokolov</dc:creator><dc:date>2022-08-09T02:23:14</dc:date><text:p><text:span text:style-name="T3">in case you can think of better places for us to host GAs, MAKE SURE TO RESERVE THEM INSTEAD! Lecture Halls always get slack from delegates for being too cramped (which is not entirely false)</text:span></text:p></office:annotation></text:span><text:span text:style-name="T1">Lecture Hall A</text:span></text:p>
      <text:p text:style-name="Standard"><text:span text:style-name="T1">Lecture Hall B</text:span><office:annotation-end office:name="__Annotation__16_335307272"/></text:p>
      <text:p text:style-name="P2"/>
      <text:p text:style-name="Standard"><text:span text:style-name="T1">We expect somewhere between [150-200] OR [400] stud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2" meta:word-count="55" meta:character-count="335" meta:non-whitespace-character-count="292"/>
    <meta:generator>LibreOfficeDev/6.0.5.2$Linux_X86_64 LibreOffice_project/</meta:generator>
  </office:meta>
</office:document-meta>
</file>